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2cm" svg:stroke-color="#cc0000" draw:marker-start-width="0.509cm" draw:marker-end-width="0.509cm" draw:fill="solid" draw:fill-color="#ffff99" draw:auto-grow-height="true" draw:auto-grow-width="false" fo:max-height="0cm" fo:min-height="3.478cm" fo:padding-top="0.176cm" fo:padding-bottom="0.176cm" fo:padding-left="0.301cm" fo:padding-right="0.301cm"/>
    </style:style>
    <style:style style:name="gr2" style:family="graphic" style:parent-style-name="standard">
      <style:graphic-properties draw:stroke="solid" svg:stroke-width="0.102cm" svg:stroke-color="#cc0000" draw:marker-start-width="0.509cm" draw:marker-end-width="0.509cm" draw:fill="solid" draw:fill-color="#ffff99" draw:auto-grow-height="true" draw:auto-grow-width="false" fo:max-height="0cm" fo:min-height="6.297cm" fo:padding-top="0.176cm" fo:padding-bottom="0.176cm" fo:padding-left="0.301cm" fo:padding-right="0.301cm"/>
    </style:style>
    <style:style style:name="gr3" style:family="graphic" style:parent-style-name="standard">
      <style:graphic-properties draw:stroke="solid" svg:stroke-width="0.102cm" svg:stroke-color="#cc0000" draw:marker-start-width="0.509cm" draw:marker-end-width="0.509cm" draw:fill="solid" draw:fill-color="#ffff99" draw:auto-grow-height="true" draw:auto-grow-width="false" fo:max-height="0cm" fo:min-height="5.51cm" fo:padding-top="0.176cm" fo:padding-bottom="0.176cm" fo:padding-left="0.301cm" fo:padding-right="0.301cm"/>
    </style:style>
    <style:style style:name="gr4" style:family="graphic" style:parent-style-name="standard">
      <style:graphic-properties draw:stroke="solid" svg:stroke-width="0.102cm" svg:stroke-color="#cc0000" draw:marker-start-width="0.509cm" draw:marker-end-width="0.509cm" draw:fill="solid" draw:fill-color="#3399ff" draw:auto-grow-height="true" draw:auto-grow-width="false" fo:max-height="0cm" fo:min-height="17.774cm" fo:padding-top="0.176cm" fo:padding-bottom="0.176cm" fo:padding-left="0.301cm" fo:padding-right="0.30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solid" svg:stroke-width="0.102cm" svg:stroke-color="#cc0000" draw:marker-start-width="0.509cm" draw:marker-end-width="0.509cm" draw:fill="solid" draw:fill-color="#3399ff" draw:auto-grow-height="true" draw:auto-grow-width="false" fo:max-height="0cm" fo:min-height="3.966cm" fo:padding-top="0.176cm" fo:padding-bottom="0.176cm" fo:padding-left="0.301cm" fo:padding-right="0.301cm"/>
    </style:style>
    <style:style style:name="gr7" style:family="graphic">
      <style:graphic-properties style:protect="size"/>
    </style:style>
    <style:style style:name="pr1" style:family="presentation" style:parent-style-name="Blank_20_Slide-notes">
      <style:graphic-properties draw:fill-color="#ffffff" draw:auto-grow-height="true" fo:min-height="13.829cm"/>
    </style:style>
    <style:style style:name="P1" style:family="paragraph">
      <style:text-properties fo:font-size="26.7000007629395pt"/>
    </style:style>
    <style:style style:name="P2" style:family="paragraph">
      <loext:graphic-properties draw:fill="solid" draw:fill-color="#ffff99"/>
      <style:text-properties fo:font-size="26.7000007629395pt"/>
    </style:style>
    <style:style style:name="P3" style:family="paragraph">
      <loext:graphic-properties draw:fill="solid" draw:fill-color="#3399ff"/>
      <style:text-properties fo:font-size="26.700000762939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20pt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style-name="gr1" draw:text-style-name="P2" draw:layer="layout" svg:width="5.842cm" svg:height="3.83cm" svg:x="0.762cm" svg:y="8.362cm">
          <draw:text-box>
            <text:p text:style-name="P1"><text:span text:style-name="T1">Cuckie cutter </text:span></text:p>
            <text:p text:style-name="P1"><text:span text:style-name="T2"><text:s/></text:span></text:p>
            <text:p text:style-name="P1"><text:span text:style-name="T2">Documentation template </text:span></text:p>
          </draw:text-box>
        </draw:frame>
        <draw:frame draw:style-name="gr2" draw:text-style-name="P2" draw:layer="layout" svg:width="9.398cm" svg:height="6.649cm" svg:x="9.568cm" svg:y="1.232cm">
          <draw:text-box>
            <text:p text:style-name="P1"><text:span text:style-name="T1">Birdhouse Overview</text:span><text:span text:style-name="T2"> </text:span></text:p>
            <text:p text:style-name="P1"><text:span text:style-name="T2"/></text:p>
            <text:p text:style-name="P1"><text:span text:style-name="T2">General Documentation </text:span></text:p>
            <text:p text:style-name="P1"><text:span text:style-name="T2">Introduction to principles </text:span></text:p>
            <text:p text:style-name="P1"><text:span text:style-name="T2">Projects</text:span></text:p>
            <text:p text:style-name="P1"><text:span text:style-name="T2">Administration guides </text:span></text:p>
            <text:p text:style-name="P1"><text:span text:style-name="T2">Developer guides</text:span></text:p>
            <text:p text:style-name="P1"><text:span text:style-name="T2">Tutorials </text:span></text:p>
          </draw:text-box>
        </draw:frame>
        <draw:frame draw:style-name="gr3" draw:text-style-name="P2" draw:layer="layout" svg:width="7.178cm" svg:height="5.862cm" svg:x="18.754cm" svg:y="8.451cm">
          <draw:text-box>
            <text:p text:style-name="P1"><text:span text:style-name="T1">Utilities - </text:span></text:p>
            <text:p text:style-name="P1"><text:span text:style-name="T1">Documentations</text:span></text:p>
            <text:p text:style-name="P1"><text:span text:style-name="T2"><text:s/></text:span></text:p>
            <text:p text:style-name="P1"><text:span text:style-name="T2">Descriptions</text:span></text:p>
            <text:p text:style-name="P1"><text:span text:style-name="T2">User guides</text:span></text:p>
            <text:p text:style-name="P1"><text:span text:style-name="T2">Tutorials</text:span></text:p>
            <text:p text:style-name="P1"><text:span text:style-name="T2">Installation </text:span></text:p>
          </draw:text-box>
        </draw:frame>
        <draw:frame draw:style-name="gr3" draw:text-style-name="P2" draw:layer="layout" svg:width="7.4cm" svg:height="5.862cm" svg:x="10.53cm" svg:y="8.451cm">
          <draw:text-box>
            <text:p text:style-name="P1"><text:span text:style-name="T1">Client components - </text:span></text:p>
            <text:p text:style-name="P1"><text:span text:style-name="T1">Documentations</text:span></text:p>
            <text:p text:style-name="P1"><text:span text:style-name="T2"><text:s/></text:span></text:p>
            <text:p text:style-name="P1"><text:span text:style-name="T2">Descriptions</text:span></text:p>
            <text:p text:style-name="P1"><text:span text:style-name="T2">User guides</text:span></text:p>
            <text:p text:style-name="P1"><text:span text:style-name="T2">Tutorials</text:span></text:p>
            <text:p text:style-name="P1"><text:span text:style-name="T2">Installation </text:span></text:p>
          </draw:text-box>
        </draw:frame>
        <draw:frame draw:style-name="gr4" draw:text-style-name="P3" draw:layer="layout" svg:width="7.901cm" svg:height="18.126cm" svg:x="26.765cm" svg:y="1.432cm">
          <draw:text-box>
            <text:p text:style-name="P1"><text:span text:style-name="T1">Project - <text:s/>Documentations</text:span></text:p>
            <text:p text:style-name="P1"><text:span text:style-name="T2"><text:s/></text:span></text:p>
            <text:p text:style-name="P1"><text:span text:style-name="T2">Descriptions</text:span></text:p>
            <text:p text:style-name="P1"><text:span text:style-name="T2">Backgrounds</text:span><text:span text:style-name="T2"><text:line-break/></text:span><text:span text:style-name="T2">Frontends</text:span></text:p>
            <text:p text:style-name="P1"><text:span text:style-name="T2">User guides</text:span></text:p>
            <text:p text:style-name="P1"><text:span text:style-name="T2">Tutorials </text:span></text:p>
          </draw:text-box>
        </draw:frame>
        <draw:line draw:style-name="gr5" draw:text-style-name="P4" draw:layer="layout" svg:x1="6.604cm" svg:y1="12.192cm" svg:x2="10.16cm" svg:y2="19.557cm">
          <text:p/>
        </draw:line>
        <draw:line draw:style-name="gr5" draw:text-style-name="P4" draw:layer="layout" svg:x1="6.604cm" svg:y1="8.362cm" svg:x2="10.16cm" svg:y2="12.908cm">
          <text:p/>
        </draw:line>
        <draw:line draw:style-name="gr5" draw:text-style-name="P4" draw:layer="layout" svg:x1="0.762cm" svg:y1="12.192cm" svg:x2="3.749cm" svg:y2="19.557cm">
          <text:p/>
        </draw:line>
        <draw:line draw:style-name="gr5" draw:text-style-name="P4" draw:layer="layout" svg:x1="0.762cm" svg:y1="8.362cm" svg:x2="3.749cm" svg:y2="12.908cm">
          <text:p/>
        </draw:line>
        <draw:frame draw:style-name="gr3" draw:text-style-name="P2" draw:layer="layout" svg:width="6.411cm" svg:height="6.649cm" svg:x="3.749cm" svg:y="12.908cm">
          <draw:text-box>
            <text:p text:style-name="P1"><text:span text:style-name="T1">WPS Services - </text:span></text:p>
            <text:p text:style-name="P1"><text:span text:style-name="T1">Documentations</text:span><text:span text:style-name="T2"> </text:span></text:p>
            <text:p text:style-name="P1"><text:span text:style-name="T2"/></text:p>
            <text:p text:style-name="P1"><text:span text:style-name="T2">Process descriptions</text:span></text:p>
            <text:p text:style-name="P1"><text:span text:style-name="T2">User guides</text:span></text:p>
            <text:p text:style-name="P1"><text:span text:style-name="T2">Tutorials</text:span></text:p>
            <text:p text:style-name="P1"><text:span text:style-name="T2">Installation </text:span></text:p>
          </draw:text-box>
        </draw:frame>
        <draw:frame draw:style-name="gr6" draw:text-style-name="P3" draw:layer="layout" svg:width="7.901cm" svg:height="4.318cm" svg:x="18.366cm" svg:y="15.186cm">
          <draw:text-box>
            <text:p text:style-name="P1"><text:span text:style-name="T1">Notebooks</text:span></text:p>
            <text:p text:style-name="P1"><text:span text:style-name="T1"/></text:p>
            <text:p text:style-name="P1"><text:span text:style-name="T1"/></text:p>
            <text:p text:style-name="P1"><text:span text:style-name="T2">User guides </text:span></text:p>
            <text:p text:style-name="P1"><text:span text:style-name="T2">Tutorials </text:span></text:p>
          </draw:text-box>
        </draw:frame>
        <presentation:notes draw:style-name="dp2">
          <draw:page-thumbnail draw:style-name="gr7" draw:layer="layout" svg:width="21.107cm" svg:height="11.524cm" svg:x="1.679cm" svg:y="2.335cm" draw:page-number="1" presentation:class="page"/>
          <draw:frame presentation:style-name="pr1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8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86cm" fo:margin-bottom="0cm" fo:text-indent="0cm"/>
      <style:text-properties fo:font-size="27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89cm" fo:margin-bottom="0cm" fo:text-indent="0cm"/>
      <style:text-properties fo:font-size="23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1cm" fo:margin-bottom="0cm" fo:text-indent="0cm"/>
      <style:text-properties fo:font-size="19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5cm" fo:margin-bottom="0cm" fo:text-indent="0cm"/>
      <style:text-properties fo:font-size="19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5cm" fo:margin-bottom="0cm" fo:text-indent="0cm"/>
      <style:text-properties fo:font-size="19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5cm" fo:margin-bottom="0cm" fo:text-indent="0cm"/>
      <style:text-properties fo:font-size="19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5cm" fo:margin-bottom="0cm" fo:text-indent="0cm"/>
      <style:text-properties fo:font-size="19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5cm" fo:margin-bottom="0cm" fo:text-indent="0cm"/>
      <style:text-properties fo:font-size="19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0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5.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566cm" fo:margin-bottom="0cm" fo:text-indent="0cm"/>
      <style:text-properties fo:font-variant="normal" fo:text-transform="none" style:text-line-through-style="none" style:text-line-through-type="none" style:text-position="0% 100%" fo:font-size="39.7000007629394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423cm" fo:margin-bottom="0cm" fo:text-indent="0cm"/>
      <style:text-properties fo:font-variant="normal" fo:text-transform="none" style:text-line-through-style="none" style:text-line-through-type="none" style:text-position="0% 100%" fo:font-size="34.200000762939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82cm" fo:margin-bottom="0cm" fo:text-indent="0cm"/>
      <style:text-properties fo:font-variant="normal" fo:text-transform="none" style:text-line-through-style="none" style:text-line-through-type="none" style:text-position="0% 100%" fo:font-size="28.399999618530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39cm" fo:margin-bottom="0cm" fo:text-indent="0cm"/>
      <style:text-properties fo:font-size="28.3999996185303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39cm" fo:margin-bottom="0cm" fo:text-indent="0cm"/>
      <style:text-properties fo:font-size="28.3999996185303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39cm" fo:margin-bottom="0cm" fo:text-indent="0cm"/>
      <style:text-properties fo:font-size="28.3999996185303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39cm" fo:margin-bottom="0cm" fo:text-indent="0cm"/>
      <style:text-properties fo:font-size="28.3999996185303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39cm" fo:margin-bottom="0cm" fo:text-indent="0cm"/>
      <style:text-properties fo:font-size="28.3999996185303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68.8000030517578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5.56cm" fo:page-height="20.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31cm" svg:x="1cm" svg:y="3.265cm"/>
      <draw:page-thumbnail draw:layer="backgroundobjects" svg:width="9.294cm" svg:height="5.31cm" svg:x="1cm" svg:y="11.313cm"/>
      <draw:page-thumbnail draw:layer="backgroundobjects" svg:width="9.294cm" svg:height="5.31cm" svg:x="1cm" svg:y="19.361cm"/>
      <draw:page-thumbnail draw:layer="backgroundobjects" svg:width="9.294cm" svg:height="5.31cm" svg:x="11.295cm" svg:y="3.265cm"/>
      <draw:page-thumbnail draw:layer="backgroundobjects" svg:width="9.294cm" svg:height="5.31cm" svg:x="11.295cm" svg:y="11.313cm"/>
      <draw:page-thumbnail draw:layer="backgroundobjects" svg:width="9.294cm" svg:height="5.31cm" svg:x="11.295cm" svg:y="19.361cm"/>
    </style:handout-master>
    <style:master-page style:name="Default" style:page-layout-name="PM1" draw:style-name="Mdp1">
      <draw:frame presentation:style-name="Default-title" draw:layer="backgroundobjects" svg:width="32.003cm" svg:height="3.392cm" svg:x="1.777cm" svg:y="0.809cm" presentation:class="title" presentation:placeholder="true">
        <draw:text-box/>
      </draw:frame>
      <draw:frame presentation:style-name="Default-outline1" draw:layer="backgroundobjects" svg:width="32.003cm" svg:height="11.784cm" svg:x="1.777cm" svg:y="4.753cm" presentation:class="outline" presentation:placeholder="true">
        <draw:text-box/>
      </draw:frame>
      <draw:frame presentation:style-name="Mpr1" draw:text-style-name="MP2" draw:layer="backgroundobjects" svg:width="8.284cm" svg:height="1.401cm" svg:x="1.777cm" svg:y="18.5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2cm" svg:height="1.401cm" svg:x="12.16cm" svg:y="18.5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4cm" svg:height="1.401cm" svg:x="25.496cm" svg:y="18.5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2.003cm" svg:height="3.392cm" svg:x="1.777cm" svg:y="0.808cm" presentation:class="title" presentation:placeholder="true">
        <draw:text-box/>
      </draw:frame>
      <draw:frame presentation:style-name="Blank_20_Slide-outline1" draw:layer="backgroundobjects" svg:width="32.003cm" svg:height="11.783cm" svg:x="1.777cm" svg:y="4.75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21.107cm" svg:height="11.524cm" svg:x="1.679cm" svg:y="2.335cm" presentation:class="page"/>
        <draw:frame presentation:style-name="Blank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4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7T11:38:17.672942437</meta:creation-date>
    <dc:date>2019-06-11T12:06:01.581285120</dc:date>
    <meta:editing-duration>PT13M13S</meta:editing-duration>
    <meta:editing-cycles>3</meta:editing-cycles>
    <meta:generator>LibreOffice/5.1.6.2$Linux_X86_64 LibreOffice_project/10m0$Build-2</meta:generator>
    <meta:document-statistic meta:object-count="42"/>
  </office:meta>
</office:document-meta>
</file>